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bold" officeooo:rsid="019d587a" officeooo:paragraph-rsid="019d587a" style:font-weight-asian="bold" style:font-weight-complex="bold"/>
    </style:style>
    <style:style style:name="P3" style:family="paragraph" style:parent-style-name="Standard">
      <style:paragraph-properties fo:text-align="start" style:justify-single-word="false"/>
      <style:text-properties fo:font-weight="bold" officeooo:rsid="019fba18" officeooo:paragraph-rsid="019fba18" style:font-weight-asian="bold" style:font-weight-complex="bold"/>
    </style:style>
    <style:style style:name="P4" style:family="paragraph" style:parent-style-name="Standard">
      <style:paragraph-properties fo:text-align="start" style:justify-single-word="false"/>
      <style:text-properties fo:font-weight="bold" officeooo:rsid="01b0f366" officeooo:paragraph-rsid="01b0f366" style:font-weight-asian="bold" style:font-weight-complex="bold"/>
    </style:style>
    <style:style style:name="P5" style:family="paragraph" style:parent-style-name="Standard">
      <style:paragraph-properties fo:text-align="start" style:justify-single-word="false"/>
      <style:text-properties fo:font-weight="bold" officeooo:rsid="01bdf1b5" officeooo:paragraph-rsid="01bdf1b5" style:font-weight-asian="bold" style:font-weight-complex="bold"/>
    </style:style>
    <style:style style:name="P6"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8" style:family="paragraph" style:parent-style-name="Standard">
      <style:paragraph-properties fo:text-align="start" style:justify-single-word="false"/>
      <style:text-properties fo:font-weight="normal" officeooo:rsid="001e558d" officeooo:paragraph-rsid="0190f63e" style:font-weight-asian="normal" style:font-weight-complex="normal"/>
    </style:style>
    <style:style style:name="P9" style:family="paragraph" style:parent-style-name="Standard">
      <style:paragraph-properties fo:text-align="start" style:justify-single-word="false"/>
      <style:text-properties fo:font-weight="normal" officeooo:rsid="001e558d" officeooo:paragraph-rsid="019b772a" style:font-weight-asian="normal" style:font-weight-complex="normal"/>
    </style:style>
    <style:style style:name="P10" style:family="paragraph" style:parent-style-name="Standard">
      <style:paragraph-properties fo:text-align="start" style:justify-single-word="false"/>
      <style:text-properties fo:font-weight="normal" officeooo:rsid="019b772a" officeooo:paragraph-rsid="019b772a" style:font-weight-asian="normal" style:font-weight-complex="normal"/>
    </style:style>
    <style:style style:name="P11" style:family="paragraph" style:parent-style-name="Standard">
      <style:paragraph-properties fo:text-align="start" style:justify-single-word="false"/>
      <style:text-properties fo:font-weight="normal" officeooo:rsid="019d587a" officeooo:paragraph-rsid="019d587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1459bda" officeooo:paragraph-rsid="001e558d"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134b83c" officeooo:paragraph-rsid="001e558d" style:font-weight-asian="normal" style:font-weight-complex="normal"/>
    </style:style>
    <style:style style:name="P14" style:family="paragraph" style:parent-style-name="Standard">
      <style:paragraph-properties fo:text-align="start" style:justify-single-word="false"/>
      <style:text-properties style:text-underline-style="none" fo:font-weight="bold" officeooo:rsid="01bdf1b5" officeooo:paragraph-rsid="01bdf1b5" style:font-weight-asian="bold" style:font-weight-complex="bold"/>
    </style:style>
    <style:style style:name="P15" style:family="paragraph" style:parent-style-name="Standard">
      <style:paragraph-properties fo:text-align="start" style:justify-single-word="false"/>
      <style:text-properties officeooo:paragraph-rsid="019d587a"/>
    </style:style>
    <style:style style:name="P16" style:family="paragraph" style:parent-style-name="Standard">
      <style:paragraph-properties fo:text-align="start" style:justify-single-word="false"/>
      <style:text-properties officeooo:paragraph-rsid="01b6f792"/>
    </style:style>
    <style:style style:name="P17" style:family="paragraph" style:parent-style-name="Standard">
      <style:paragraph-properties fo:text-align="start" style:justify-single-word="false"/>
      <style:text-properties officeooo:paragraph-rsid="01bdf1b5"/>
    </style:style>
    <style:style style:name="P18" style:family="paragraph" style:parent-style-name="Standard">
      <style:paragraph-properties fo:text-align="start" style:justify-single-word="false"/>
      <style:text-properties officeooo:rsid="019e86f6" officeooo:paragraph-rsid="019e86f6"/>
    </style:style>
    <style:style style:name="P19" style:family="paragraph" style:parent-style-name="Standard">
      <style:paragraph-properties fo:text-align="start" style:justify-single-word="false"/>
      <style:text-properties fo:font-style="normal" fo:font-weight="bold" officeooo:rsid="019fba18" officeooo:paragraph-rsid="019fba18"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weight="normal" officeooo:rsid="001c13f6" officeooo:paragraph-rsid="01bdf1b5" style:font-weight-asian="normal" style:font-weight-complex="normal"/>
    </style:style>
    <style:style style:name="P21" style:family="paragraph" style:parent-style-name="Standard">
      <style:paragraph-properties fo:text-align="start" style:justify-single-word="false"/>
      <style:text-properties fo:font-weight="normal" officeooo:rsid="0129ae54" officeooo:paragraph-rsid="0194a4dd"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19b772a" officeooo:paragraph-rsid="0190f63e"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19b772a" officeooo:paragraph-rsid="019b772a"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19d587a" officeooo:paragraph-rsid="019b772a"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19d587a" officeooo:paragraph-rsid="019d587a"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19e86f6" officeooo:paragraph-rsid="019d587a"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19fba18" officeooo:paragraph-rsid="019e86f6" style:font-weight-asian="normal" style:font-weight-complex="normal"/>
    </style:style>
    <style:style style:name="P28" style:family="paragraph" style:parent-style-name="Standard">
      <style:paragraph-properties fo:text-align="start" style:justify-single-word="false"/>
      <style:text-properties style:text-underline-style="none" fo:font-weight="bold" officeooo:rsid="019d587a" officeooo:paragraph-rsid="019d587a" style:font-weight-asian="bold" style:font-weight-complex="bold"/>
    </style:style>
    <style:style style:name="P29" style:family="paragraph" style:parent-style-name="Standard">
      <style:paragraph-properties fo:text-align="start" style:justify-single-word="false"/>
      <style:text-properties style:text-underline-style="none" fo:font-weight="bold" officeooo:rsid="019fba18" officeooo:paragraph-rsid="019fba18" style:font-weight-asian="bold" style:font-weight-complex="bold"/>
    </style:style>
    <style:style style:name="P30" style:family="paragraph" style:parent-style-name="Standard">
      <style:paragraph-properties fo:text-align="start" style:justify-single-word="false"/>
      <style:text-properties fo:font-style="normal" style:text-underline-style="none" fo:font-weight="normal" officeooo:rsid="01a65a9f" officeooo:paragraph-rsid="001e558d" style:font-style-asian="normal" style:font-weight-asian="normal" style:font-style-complex="normal" style:font-weight-complex="normal"/>
    </style:style>
    <style:style style:name="T1" style:family="text">
      <style:text-properties style:text-position="super 58%" officeooo:rsid="012b382f"/>
    </style:style>
    <style:style style:name="T2" style:family="text">
      <style:text-properties style:text-position="super 58%" style:text-underline-style="none"/>
    </style:style>
    <style:style style:name="T3" style:family="text">
      <style:text-properties style:text-position="super 58%" style:text-underline-style="none" fo:font-weight="normal" style:font-weight-asian="normal" style:font-weight-complex="normal"/>
    </style:style>
    <style:style style:name="T4" style:family="text">
      <style:text-properties style:text-position="super 58%" style:text-underline-style="none" fo:font-weight="normal" officeooo:rsid="019d587a" style:font-weight-asian="normal" style:font-weight-complex="normal"/>
    </style:style>
    <style:style style:name="T5" style:family="text">
      <style:text-properties style:text-position="super 58%" style:text-underline-style="none" fo:font-weight="normal" officeooo:rsid="01a0cecc" style:font-weight-asian="normal" style:font-weight-complex="normal"/>
    </style:style>
    <style:style style:name="T6" style:family="text">
      <style:text-properties style:text-position="super 58%" fo:font-weight="normal" officeooo:rsid="0194a4dd" style:font-weight-asian="normal" style:font-weight-complex="normal"/>
    </style:style>
    <style:style style:name="T7" style:family="text">
      <style:text-properties style:text-underline-style="none"/>
    </style:style>
    <style:style style:name="T8" style:family="text">
      <style:text-properties style:text-underline-style="none" officeooo:rsid="012b382f"/>
    </style:style>
    <style:style style:name="T9" style:family="text">
      <style:text-properties style:text-underline-style="none" officeooo:rsid="014d9428"/>
    </style:style>
    <style:style style:name="T10" style:family="text">
      <style:text-properties style:text-underline-style="none" officeooo:rsid="0185765c"/>
    </style:style>
    <style:style style:name="T11" style:family="text">
      <style:text-properties style:text-underline-style="none" officeooo:rsid="01860d0b"/>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129ae54" style:font-weight-asian="normal" style:font-weight-complex="normal"/>
    </style:style>
    <style:style style:name="T14" style:family="text">
      <style:text-properties style:text-underline-style="none" fo:font-weight="normal" officeooo:rsid="0194a4dd" style:font-weight-asian="normal" style:font-weight-complex="normal"/>
    </style:style>
    <style:style style:name="T15" style:family="text">
      <style:text-properties style:text-underline-style="none" fo:font-weight="normal" officeooo:rsid="019d587a" style:font-weight-asian="normal" style:font-weight-complex="normal"/>
    </style:style>
    <style:style style:name="T16" style:family="text">
      <style:text-properties style:text-underline-style="none" fo:font-weight="normal" officeooo:rsid="019fba18" style:font-weight-asian="normal" style:font-weight-complex="normal"/>
    </style:style>
    <style:style style:name="T17" style:family="text">
      <style:text-properties style:text-underline-style="none" fo:font-weight="normal" officeooo:rsid="01a0cecc" style:font-weight-asian="normal" style:font-weight-complex="normal"/>
    </style:style>
    <style:style style:name="T18" style:family="text">
      <style:text-properties style:text-underline-style="none" fo:font-weight="normal" officeooo:rsid="01459bda" style:font-weight-asian="normal" style:font-weight-complex="normal"/>
    </style:style>
    <style:style style:name="T19" style:family="text">
      <style:text-properties style:text-underline-style="none" fo:font-weight="normal" officeooo:rsid="0174651f" style:font-weight-asian="normal" style:font-weight-complex="normal"/>
    </style:style>
    <style:style style:name="T20" style:family="text">
      <style:text-properties style:text-underline-style="none" fo:font-weight="normal" officeooo:rsid="01b6f792" style:font-weight-asian="normal" style:font-weight-complex="normal"/>
    </style:style>
    <style:style style:name="T21" style:family="text">
      <style:text-properties style:text-underline-style="none" fo:font-weight="normal" officeooo:rsid="01b5ea3b" style:font-weight-asian="normal" style:font-weight-complex="normal"/>
    </style:style>
    <style:style style:name="T22" style:family="text">
      <style:text-properties style:text-underline-style="none" fo:font-weight="normal" officeooo:rsid="01b3620e" style:font-weight-asian="normal" style:font-weight-complex="normal"/>
    </style:style>
    <style:style style:name="T23" style:family="text">
      <style:text-properties style:text-underline-style="none" fo:font-weight="normal" officeooo:rsid="01b87277" style:font-weight-asian="normal" style:font-weight-complex="normal"/>
    </style:style>
    <style:style style:name="T24" style:family="text">
      <style:text-properties style:text-underline-style="none" fo:font-weight="normal" officeooo:rsid="01bd958a" style:font-weight-asian="normal" style:font-weight-complex="normal"/>
    </style:style>
    <style:style style:name="T25" style:family="text">
      <style:text-properties style:text-underline-style="none" fo:font-weight="normal" officeooo:rsid="01c42b6a" style:font-weight-asian="normal" style:font-weight-complex="normal"/>
    </style:style>
    <style:style style:name="T26" style:family="text">
      <style:text-properties style:text-underline-style="none" officeooo:rsid="0196fb8f"/>
    </style:style>
    <style:style style:name="T27" style:family="text">
      <style:text-properties style:text-underline-style="none" officeooo:rsid="01980a11"/>
    </style:style>
    <style:style style:name="T28" style:family="text">
      <style:text-properties style:text-underline-style="none" officeooo:rsid="019b772a"/>
    </style:style>
    <style:style style:name="T29" style:family="text">
      <style:text-properties style:text-underline-style="none" officeooo:rsid="019d587a"/>
    </style:style>
    <style:style style:name="T30" style:family="text">
      <style:text-properties style:text-underline-style="none" officeooo:rsid="019e86f6"/>
    </style:style>
    <style:style style:name="T31" style:family="text">
      <style:text-properties style:text-underline-style="solid" style:text-underline-width="auto" style:text-underline-color="font-color" officeooo:rsid="012b382f"/>
    </style:style>
    <style:style style:name="T32" style:family="text">
      <style:text-properties style:text-underline-style="solid" style:text-underline-width="auto" style:text-underline-color="font-color" officeooo:rsid="014d9428"/>
    </style:style>
    <style:style style:name="T33" style:family="text">
      <style:text-properties style:text-underline-style="solid" style:text-underline-width="auto" style:text-underline-color="font-color" fo:font-weight="normal" officeooo:rsid="0194a4dd" style:font-weight-asian="normal" style:font-weight-complex="normal"/>
    </style:style>
    <style:style style:name="T34" style:family="text">
      <style:text-properties officeooo:rsid="012b382f"/>
    </style:style>
    <style:style style:name="T35" style:family="text">
      <style:text-properties officeooo:rsid="0194a4dd"/>
    </style:style>
    <style:style style:name="T36" style:family="text">
      <style:text-properties fo:font-weight="normal" officeooo:rsid="001c13f6" style:font-weight-asian="normal" style:font-weight-complex="normal"/>
    </style:style>
    <style:style style:name="T37" style:family="text">
      <style:text-properties fo:font-weight="normal" officeooo:rsid="0194a4dd" style:font-weight-asian="normal" style:font-weight-complex="normal"/>
    </style:style>
    <style:style style:name="T38" style:family="text">
      <style:text-properties fo:font-style="italic" officeooo:rsid="01a65a9f" style:font-style-asian="italic" style:font-style-complex="italic"/>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fo:font-weight="normal" officeooo:rsid="01c0e89b" style:font-style-asian="italic" style:font-weight-asian="normal" style:font-style-complex="italic" style:font-weight-complex="normal"/>
    </style:style>
    <style:style style:name="T41" style:family="text">
      <style:text-properties fo:text-shadow="none" style:text-underline-style="none" fo:font-weight="normal" officeooo:rsid="01a0cecc" style:font-weight-asian="normal" style:font-weight-complex="normal"/>
    </style:style>
    <style:style style:name="T42" style:family="text">
      <style:text-properties fo:text-shadow="none" style:text-underline-style="none" fo:font-weight="normal" officeooo:rsid="01a159e3" style:font-weight-asian="normal" style:font-weight-complex="normal"/>
    </style:style>
    <style:style style:name="T43" style:family="text">
      <style:text-properties officeooo:rsid="01a168dd"/>
    </style:style>
    <style:style style:name="T44" style:family="text">
      <style:text-properties officeooo:rsid="01a58199"/>
    </style:style>
    <style:style style:name="T45" style:family="text">
      <style:text-properties officeooo:rsid="01a600a1"/>
    </style:style>
    <style:style style:name="T46" style:family="text">
      <style:text-properties officeooo:rsid="01a65a9f"/>
    </style:style>
    <style:style style:name="T47" style:family="text">
      <style:text-properties fo:font-style="normal" officeooo:rsid="01a65a9f" style:font-style-asian="normal" style:font-style-complex="normal"/>
    </style:style>
    <style:style style:name="T48" style:family="text">
      <style:text-properties fo:font-style="normal" officeooo:rsid="01a8b5c9" style:font-style-asian="normal" style:font-style-complex="normal"/>
    </style:style>
    <style:style style:name="T49" style:family="text">
      <style:text-properties fo:font-style="normal" officeooo:rsid="01a976fd" style:font-style-asian="normal" style:font-style-complex="normal"/>
    </style:style>
    <style:style style:name="T50" style:family="text">
      <style:text-properties fo:font-style="normal" officeooo:rsid="01aba167"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1a65a9f" style:font-style-asian="normal" style:font-style-complex="normal"/>
    </style:style>
    <style:style style:name="T53" style:family="text">
      <style:text-properties officeooo:rsid="01bdf1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35">Acis »</text:span></text:p>
      <text:p text:style-name="P1"/>
      <text:p text:style-name="P5">Présentation</text:p>
      <text:p text:style-name="P20"/>
      <text:p text:style-name="P17"><text:span text:style-name="T36"><text:tab/></text:span><text:span text:style-name="T37">L’extrait dont je vais vous faire l’explication est le portrait d’Acis. Il correspond au 7</text:span><text:span text:style-name="T6">e</text:span><text:span text:style-name="T37"> fragment du livre 5</text:span><text:span text:style-name="T13"> </text:span><text:span text:style-name="T14">des </text:span><text:span text:style-name="T33">Caractères</text:span><text:span text:style-name="T14">, œuvre d’argumentation écrite par Jean de La Bruyère. Ce livre a pour titre </text:span><text:span text:style-name="T13">« De la société et de la conversation » </text:span><text:span text:style-name="T14">et dresse la satire de personnages </text:span><text:span text:style-name="T24">ne maîtrisant pas </text:span><text:span text:style-name="T25">cet </text:span><text:span text:style-name="T24">art.</text:span></text:p>
      <text:p text:style-name="P21"><text:tab/></text:p>
      <text:p text:style-name="P14">Lecture</text:p>
      <text:p text:style-name="P6"/>
      <text:p text:style-name="P7">Je vais <text:span text:style-name="T53">à present </text:span>procéder à la lecture du poème.</text:p>
      <text:p text:style-name="P7"/>
      <text:p text:style-name="P5">Indroduction</text:p>
      <text:p text:style-name="P7"/>
      <text:p text:style-name="P8"><text:tab/><text:span text:style-name="T34">C’est au 17</text:span><text:span text:style-name="T1">e</text:span><text:span text:style-name="T34"> s que La Bruyère écrit les </text:span><text:span text:style-name="T31">Caractères</text:span><text:span text:style-name="T8">, c’est d’ailleurs la seule œuvre qu’il publiera. </text:span><text:span text:style-name="T9">Il s’inspire des </text:span><text:span text:style-name="T32">Caractères de Théophraste</text:span><text:span text:style-name="T9">, philosophe grec. L’œuvre de LB</text:span><text:span text:style-name="T8">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10">Tous les personnages de LB sont critiquables dans la mesure où ils n’ont pas le courage de se remettre en question. </text:span><text:span text:style-name="T11">Ils s’obstinent dans l’illusion et dans le fait de s’aveugler.</text:span></text:p>
      <text:p text:style-name="P9"><text:span text:style-name="T10"><text:tab/></text:span><text:span text:style-name="T26">Comment La Bruyère </text:span><text:span text:style-name="T27">dresse-t-il la satire d’un personnage (</text:span><text:span text:style-name="T28">sans esprit) dont la parole est vaine et est compliquée pour rien ? (mal dit) || <text:s/></text:span><text:span text:style-name="T26">Comment La Bruyère </text:span><text:span text:style-name="T27">dresse-t-il la satire d’un </text:span><text:span text:style-name="T28">beau parleur sans esprit ?</text:span></text:p>
      <text:p text:style-name="P22"/>
      <text:p text:style-name="P23">(intro + présentation prof) : Premier portrait singulier mais cette peinture est adaptée à l’objet traité, la conversation, puisqu’il prend la forme d’un dialogue fictif. Acis, beau parleur sans esprit, est présenté à travers la bouche du moraliste qui se met en scène pour conseiller son interlocuteur sur le langage à adopter en public. La conversation et le comportement en société se voient ainsi mis en pratique grâce à la dénonciation piquante des défauts d’Acis.</text:p>
      <text:p text:style-name="P23"/>
      <text:p text:style-name="P23"><text:tab/>La forme dialoguée est essentielle car elle structure la dynamique de l’extrait. Toutefois il faut noter qu’il s’agit d’un dialogue feint puisque c’est largement le moraliste qui a la parole. Il impose sa conception d’un langage simple et plein d’esprit en critiquant la parole vaine du personnage d’Acis.</text:p>
      <text:p text:style-name="P10"><text:span text:style-name="T7"><text:tab/>La spécificité de l’extrait repose donc sur la théâtralisation d’un échange qui permet en creux de faire émerger un art de la conversation à travers un double portrait, celui du précieux sans esprit </text:span><text:span text:style-name="T29">qui est fustigé, et celui du moraliste.</text:span></text:p>
      <text:p text:style-name="P24"/>
      <text:p text:style-name="P15"><text:span text:style-name="T15">Cette remarque se construit en 2 temps : le 1</text:span><text:span text:style-name="T4">er</text:span><text:span text:style-name="T15"> mvt constitue un faux dialogue entre le moraliste et Acis qui porte sur l’art de s’exprimer et le 2nd à partir d’« une chose vous manque » est davantage pris en charge par le je qui expose en quoi esprit et simplicité sont complémentaires pour avoir une conversation honnête.</text:span></text:p>
      <text:p text:style-name="P25"/>
      <text:p text:style-name="P2"><text:span text:style-name="T7">1</text:span><text:span text:style-name="T2">er</text:span><text:span text:style-name="T7"> mvt : Une conversation théatralisée par la représentation d’un faux dialogue (du début à « parler comme tout le monde »)</text:span></text:p>
      <text:p text:style-name="P28"/>
      <text:p text:style-name="P11"><text:span text:style-name="T7"><text:tab/>La remarque s’ouvre sur un serie de questions rhétoriques pour signaler l’incompréhension du locuteur, du « je », face aux propos de son interlocuteur. Le lecteur n’a toutefois pas accès à ce discours obscur, ce qui indique d’emblée un rapport de forces inégal au profit de celui qui raconte. Les réponses dont on dispose sont les siennes et elles accentuent son incompréhension par des </text:span><text:soft-page-break/><text:span text:style-name="T7">tournures négatives redoublées (Je n’y suis pas / J’y suis encore moins). C’est comme si l’on assistait à une scène avec un échange de stichomythies où l’on entend seulement les paroles d’un des deux acteurs.</text:span></text:p>
      <text:p text:style-name="P11"><text:span text:style-name="T7"><text:tab/>L’incompréhension laisse place ensuite à l’entendement avec malgré tout, une dernière hésitation traduite par une nouvelle interrogation directe et par l’usage du verbe « deviner » qui souligne le caractère énigmatique des parloes reçues. Pourtant, ces paroles semblaient des plus évidentes et des plus triviales puisque Acis dont le nom apparaît pour la première fois à travers une apostrophe, souhaitait dire « qu’il fait froid ». Il y a ici un 1</text:span><text:span text:style-name="T2">er</text:span><text:span text:style-name="T7"> effet comique qui repose sur l’écart entre ce propos évident et l’incompréhension qu’il suscite. </text:span><text:span text:style-name="T30">Il est tout à fait improbable qu’Acis ait pu rendre une information sur le temps qu’il fait incompréhensible, ce qui indique déjà son mauvais usage du langage.</text:span></text:p>
      <text:p text:style-name="P26"><text:tab/>Les deux phrases suivantes s’établissent sur une construction binaire avec une alternance de discours indirect introduite par un verbe à l’impératif. Dans les 2 cas, c’est la parole du moraliste qui prédomine : celui-ci prescrit une expression claire et efficace à l’image des phrases simples « il pleut, il neige » qu’il suggère d’employer pour exprimer le temps qu’il fait. Le même conseil s’applique pour au autre propos tout aussi banal, à savoir dire que qqn a « bon visage » c’est-à-dire bonne mine. Les impératifs du verbe dire employé à deux reprises prescrivent ainsi un discours naturel.</text:p>
      <text:p text:style-name="P26"/>
      <text:p text:style-name="P18"><text:span text:style-name="T12">La voix d’Acis se fait entendre pour exprimer une objection marquée par la conjonction de coordination mais placée à l’attaque de la phrase. Toutefois, il s’agit d’un discours rapporté comme le montre le verbe de parole en incise « répondez-vous » ce qui laisse au moraliste le 1</text:span><text:span text:style-name="T3">er</text:span><text:span text:style-name="T12"> rôle. Ainsi, alors qu’Acis avait peur du caractère banal de son expression (signifié par la répétition bien uni et bien clair) son interlocuteur rétorque par deux nouvelles questions rhétoriques qui disqualifient le point de vue qui vient d’être exprimé. Dans la bouche du moraliste, les verbes de parole sont articulés à l’intelligence du propos (entendre). le souci d’être intelligible, selon l’énonciateur, doit ainsi primer sur le désir de se distinguer par un langage raffiné qui risque de devenir obscur.</text:span></text:p>
      <text:p text:style-name="P18"><text:span text:style-name="T12"><text:tab/></text:span><text:span text:style-name="T16">Une conversation est donc théâtralisée par la repésentation d’un faux dialogue qui laisse pratiquement toute la place à la figure du moraliste, celui-ci pouvant ainsi corriger les défauts d’expression d’Acis. Le portrait de ce dernier se précise lorsqu’il s’agit de corréler art du langage et esprit.</text:span></text:p>
      <text:p text:style-name="P27"/>
      <text:p text:style-name="P3"><text:span text:style-name="T7">2</text:span><text:span text:style-name="T2">e</text:span><text:span text:style-name="T7"> mvt : la conception de l’art de parler défendue par le moraliste s’impose : de « une chose vous manque » à la fin de l’extrait.</text:span></text:p>
      <text:p text:style-name="P29"/>
      <text:p text:style-name="P3"><text:span text:style-name="T7"><text:tab/></text:span><text:span text:style-name="T12">Avec ce 2nd mvt, on passe d’une dominante de phrases interrogatives à une dominante de phrases affirmatives. Acis est réduit au silence et ses parloes ne seront plus qu’évoquées de manière synthétique : la conception de l’art du discours défendue par le moraliste est revendiquée.</text:span></text:p>
      <text:p text:style-name="P3"><text:span text:style-name="T12"><text:tab/></text:span><text:span text:style-name="T39">Procédé en plus : répétition de « une chose vous manque »</text:span></text:p>
      <text:p text:style-name="P19"><text:span text:style-name="T12"><text:tab/>La 1</text:span><text:span text:style-name="T3">ère </text:span><text:span text:style-name="T12">phrase de ce second temps est construite sur un effet de boucle : elle débute sur une annonce et se clôture sur la reprise de cette expression accompagnée de sa résolution. Entre ces deux segments, </text:span><text:span text:style-name="T17">la caractérisation d’Acis se précise et la voix du moraliste s’affirme. Acis n’est pas qu’un personnage, il est un caractère qui fait office de représentant d’un groupe plus large. C’est ce que signale la coordination reliant la 1ere pers. Pluriel avec le GN précédé du possessif « vos semblables ». Cette catégorie de personnes fait l’objet d’une détermination doublement péjorative : les diseurs de phoebus. Le nom commun diseurs est en effet souvent employé au 17</text:span><text:span text:style-name="T5">e</text:span><text:span text:style-name="T17"> s pour envoyer à ceux qui discutent mais usent mal de cette opportunité</text:span><text:span text:style-name="T41">. Mis en valeur grâce aux italiques, phoebus est par antonomase un nom commun issu du nom grec Apollon, dieu solaire connu pour sa pratique de la poésie, de la musique et des oracles. Par un glissement dépréciatif, ce mot permet de désigner des formes d’expression tellement complexes et affectées qu’elles en deviennent obscures. </text:span><text:span text:style-name="T42">A l’inverse de l’HH qui s’exprime clairement et sans emphase tout en faisant preuve d’esprit, Acis et </text:span><text:soft-page-break/><text:span text:style-name="T42">les diseurs de phoebus usent d’un langage artificiel et énigmatique. Ce sont des contre-modèles que le moraliste brocarde, contrepoints parfaits de la figure de l’HH.</text:span></text:p>
      <text:p text:style-name="P13"><text:tab/><text:span text:style-name="T43">Le moraliste </text:span><text:span text:style-name="T44">renchérit et porte un second coup à Acis et les siens </text:span><text:span text:style-name="T45">qu’il vient de proclamer sans esprit. A cette choque qui manque fait écho une chose de trop qui condamne la vanité de ces personnes qui pensent avoir « plus d’esprit que les autres ». Le comparatif de supériorité met au jour le sentiment d’orgueil dénoncé par le moraliste. Ce vice serait à la source d’une manière de parler inconvenante, fortement dépréciée grâce à trois compléments qui mettent en valeur le caractère incompréhensible des propos tenus (galimatias / embrouillées / qui ne signifient rien). A l’inverse du bon esprit, la vanité de ces beaux parleurs se ressent dans l’usage des mots </text:span><text:span text:style-name="T46">qui sont qualifiés de « pompeux » ou de « grands ». Cette artificialité dans l’expression rappelle les excès du langage précieux dénoncés par Molière quelques années plus tôt à travers sa comédie </text:span><text:span text:style-name="T38">Précieuses ridicules</text:span><text:span text:style-name="T47"> (1659).</text:span></text:p>
      <text:p text:style-name="P13"><text:span text:style-name="T47"><text:tab/>La dernière phrase élabore une saynète </text:span><text:span text:style-name="T48">dans laquelle le moraliste se met en scène. Il imagine <text:s/>une situation d’interlocution où il préviendrait Acis de ses mauvaises paroles intervenant physiquement dans l’entretien (« je vous tire par votre habit »). Comme dans une scène de confidence (« je vous dis à l’oreille ») le moraliste se transforme en conseiller qui dicte le comportement opportun à l’aide d’une suite d’impératifs. </text:span><text:span text:style-name="T49">L’avertissement est reproduit au discours direct, ce qui le met en valeur et donne du dynamisme à la leçon énoncée : mieux vaut parler simplement et paraître ne pas avoir d’esprit. Le moraliste instruit ainsi le lecteur par la satire dans l’art de la conversation en dictant un langage clair et accessible, à l’image d’un esprit qui saurait faire preuve de mesure et de modestie. La proposition se termine par une pointe plaisante et assassine qui repose sur un renversement des données (« peut-être alors croira-t-on que vous en avez »). En définitive, la simplicité et la retenue dans la conversation peuvent faire office d’esprit lorsque l’on n’en dispose pas. Cette morale est ambiguë puisque le moraliste dicte une simplicité allant de pair </text:span><text:span text:style-name="T50">avec une sincérité dans l’expression qui peut être extrêmement piquante, voire cruelle, puisque l’esprit est toujours denié à Acis.</text:span></text:p>
      <text:p text:style-name="P30"/>
      <text:p text:style-name="P4"><text:span text:style-name="T52">C</text:span><text:span text:style-name="T51">onclusion</text:span></text:p>
      <text:p text:style-name="P12"/>
      <text:p text:style-name="P16"><text:span text:style-name="T18"><text:tab/></text:span><text:span text:style-name="T19">Ce texte est une illustration parfaite du registre satirique </text:span><text:span text:style-name="T20">qui se </text:span><text:span text:style-name="T21">fonde sur la construction de saynètes regies par le moraliste. <text:s/></text:span><text:span text:style-name="T20">LB </text:span><text:span text:style-name="T21">conseille, </text:span><text:span text:style-name="T20">dans ce fragment théâtralisé, </text:span><text:span text:style-name="T21">Acis sur son langage et l’art de la conversation en </text:span><text:span text:style-name="T20">société. En effet, </text:span><text:span text:style-name="T22">il oppose à des paroles creuses un idéal de langage qui est celui de l’HH, c’est à dire un langage mesuré, juste, équilibré. </text:span><text:span text:style-name="T21">Ce texte s’intègre donc parfaitement dans son chapitre intitulé « De la société et de la conversation » </text:span><text:span text:style-name="T23">et </text:span><text:span text:style-name="T22">exprime bien les conception du classicisme du Grand Siècle. </text:span><text:span text:style-name="T20">LB </text:span><text:span text:style-name="T18">délivre </text:span><text:span text:style-name="T20">donc </text:span><text:span text:style-name="T18">un enseignement prégnant sans avoir recours aux prescriptions moralisatri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7T19:29:01.658000000</dc:date>
    <meta:editing-duration>P1DT15H31M22S</meta:editing-duration>
    <meta:editing-cycles>83</meta:editing-cycles>
    <meta:document-statistic meta:table-count="0" meta:image-count="0" meta:object-count="0" meta:page-count="3" meta:paragraph-count="27" meta:word-count="1704" meta:character-count="10365" meta:non-whitespace-character-count="8668"/>
  </office:meta>
</office:document-meta>
</file>